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Predefinito-notes">
      <style:graphic-properties draw:fill-color="#ffffff" draw:auto-grow-height="true" fo:min-height="13.364cm"/>
    </style:style>
    <style:style style:name="P1" style:family="paragraph">
      <style:paragraph-properties fo:text-align="center"/>
      <style:text-properties fo:font-size="26pt"/>
    </style:style>
    <style:style style:name="P2" style:family="paragraph">
      <style:paragraph-properties fo:text-align="center"/>
      <style:text-properties fo:font-size="26pt" fo:font-weight="bold" style:font-size-asian="26pt" style:font-weight-asian="bold" style:font-size-complex="26pt" style:font-weight-complex="bold"/>
    </style:style>
    <style:style style:name="P3" style:family="paragraph">
      <style:text-properties fo:font-size="18pt"/>
    </style:style>
    <style:style style:name="T1" style:family="text">
      <style:text-properties fo:font-size="26pt" fo:font-weight="bold" style:font-size-asian="26pt" style:font-weight-asian="bold"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draw:style-name="gr1" draw:text-style-name="P2" xml:id="id1" draw:id="id1" draw:layer="layout" svg:width="15cm" svg:height="1.276cm" svg:x="6cm" svg:y="1cm">
          <draw:text-box>
            <text:p text:style-name="P1"><text:span text:style-name="T1">Schedulazione di processi</text:span></text:p>
          </draw:text-box>
        </draw:frame>
        <draw:frame draw:style-name="gr1" draw:text-style-name="P3" xml:id="id2" draw:id="id2" draw:layer="layout" svg:width="24.5cm" svg:height="5.939cm" svg:x="2cm" svg:y="2.553cm">
          <draw:text-box>
            <text:p text:style-name="P3">In alcuni casi è il SO a decidere quali processi effettuano transizioni di stato e quali no. La componente del SO che opera questo tipo di scelte è lo schedulatore. Più in particolare lo schedulatore è un componente fondamentale dei sistemi operativi multitasking in grado di far eseguire, al processore di un computer, attraverso l'omonima operazione di scheduling, più processi (task) correntemente attraverso varie politiche di scheduling. Esso rappresenta dunque il gestore del multitasking attraverso criteri di assegnazione delle risorse di elaborazione ai vari processi e implementati a sua volta attraverso vari tipi di algoritmi di scheduling.</text:p>
          </draw:text-box>
        </draw:frame>
        <anim:par presentation:node-type="timing-root">
          <anim:seq presentation:node-type="main-sequence">
            <anim:par smil:begin="0s">
              <anim:par smil:begin="0s">
                <anim:par smil:begin="0s" smil:fill="hold" presentation:node-type="with-previous" presentation:preset-class="entrance" presentation:preset-id="ooo-entrance-dissolve-in">
                  <anim:set smil:begin="0s" smil:dur="0.001s" smil:fill="hold" smil:targetElement="id1" smil:attributeName="visibility" smil:to="visible"/>
                  <anim:transitionFilter smil:dur="0.5s" smil:targetElement="id1" smil:type="dissolve"/>
                </anim:par>
              </anim:par>
              <anim:par smil:begin="0.5s">
                <anim:par smil:begin="0s" smil:fill="hold" presentation:node-type="after-previous" presentation:preset-class="entrance" presentation:preset-id="ooo-entrance-fade-in">
                  <anim:set smil:begin="0s" smil:dur="0.001s" smil:fill="hold" smil:targetElement="id2" smil:attributeName="visibility" smil:to="visible"/>
                  <anim:transitionFilter smil:dur="2s" smil:targetElement="id2" smil:type="fade" smil:subtype="crossfade"/>
                </anim:par>
              </anim:par>
            </anim:par>
          </anim:seq>
        </anim:par>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edefinito">
        <office:forms form:automatic-focus="false" form:apply-design-mode="false"/>
        <draw:frame draw:style-name="gr1" draw:text-style-name="P3" xml:id="id3" draw:id="id3" draw:layer="layout" svg:width="23cm" svg:height="13.049cm" svg:x="2cm" svg:y="1cm">
          <draw:text-box>
            <text:p text:style-name="P3">Esistono diversi tipi di schedulazione:</text:p>
            <text:p text:style-name="P3"><text:tab/>Schedulazione a lungo termine</text:p>
            <text:p text:style-name="P3"><text:tab/>Schedulazione a medio termine</text:p>
            <text:p text:style-name="P3"><text:tab/>Schedulazione a breve termine (eseguita più frequentemente)</text:p>
            <text:p text:style-name="P3"/>
            <text:p text:style-name="P3">Schedulazione a lungo termine:</text:p>
            <text:p text:style-name="P3">Riguarda la transizione dalla stato new a ready. Essa è una caratteristica dei sistemi batch. Lo schedulatore decide quali tipi di lavori possono essere caricati in memoria. E' assente nei sistemi time sharing come Unix/Linux.</text:p>
            <text:p text:style-name="P3"/>
            <text:p text:style-name="P3">Schedulazione a medio termine:</text:p>
            <text:p text:style-name="P3">Riguarda la transizione tra pronto e sospeso e tra waiting e sospeso.</text:p>
            <text:p text:style-name="P3">Lo schedulatore effettua operazioni di swap out e swap in.</text:p>
            <text:p text:style-name="P3"/>
            <text:p text:style-name="P3">Schedulazione a breve termine:</text:p>
            <text:p text:style-name="P3">Riguarda le transizioni tra ready e running. Quest'ultima è eseguita frequentemente perchè lo schedulatore deve intervenire ogni qual volta che un processo rilascia il processore.</text:p>
          </draw:text-box>
        </draw:frame>
        <anim:par presentation:node-type="timing-root">
          <anim:seq presentation:node-type="main-sequence">
            <anim:par smil:begin="0s">
              <anim:par smil:begin="0s">
                <anim:par smil:begin="0s" smil:fill="hold" presentation:node-type="with-previous" presentation:preset-class="entrance" presentation:preset-id="ooo-entrance-pinwheel">
                  <anim:set smil:begin="0s" smil:dur="0.001s" smil:fill="hold" smil:targetElement="id3" smil:attributeName="visibility" smil:to="visible"/>
                  <anim:transitionFilter smil:dur="2s" smil:targetElement="id3" smil:type="fade" smil:subtype="crossfade"/>
                  <anim:animate smil:dur="2s" smil:fill="hold" smil:targetElement="id3" smil:attributeName="rotate" smil:values="720;0" smil:keyTimes="0;1"/>
                  <anim:animate smil:dur="2s" smil:fill="hold" smil:targetElement="id3" smil:attributeName="height" smil:values="0;height" smil:keyTimes="0;1"/>
                  <anim:animate smil:dur="2s" smil:fill="hold" smil:targetElement="id3" smil:attributeName="width" smil:values="0;width" smil:keyTimes="0;1"/>
                </anim:par>
              </anim:par>
            </anim:par>
          </anim:seq>
        </anim:par>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redefinito">
        <office:forms form:automatic-focus="false" form:apply-design-mode="false"/>
        <draw:frame draw:style-name="gr1" draw:text-style-name="P3" xml:id="id4" draw:id="id4" draw:layer="layout" svg:width="22cm" svg:height="15.182cm" svg:x="2cm" svg:y="1.5cm">
          <draw:text-box>
            <text:p text:style-name="P3">I processi si possono suddividere in:</text:p>
            <text:p text:style-name="P3"><text:tab/>CPU bound</text:p>
            <text:p text:style-name="P3"><text:tab/>I/O bound</text:p>
            <text:p text:style-name="P3"/>
            <text:p text:style-name="P3">I primi impegnano molto la CPU e richiedono poche operazioni di I/O, mentre i secondi richiedono molte operazioni di I/O e utilizzano poco la CPU.</text:p>
            <text:p text:style-name="P3">L'insieme dei processi deve essere equilibrato tra processi CPU bound e I/O bound, poiché nei primi casi possono lasciare inattivi i dispositivi periferici e nel secondo lasciare inattivo il processore.</text:p>
            <text:p text:style-name="P3"/>
            <text:p text:style-name="P3">Lo scheduling propone di ottimizzare differenti parametri che misurano l'efficienza del sistema:</text:p>
            <text:p text:style-name="P3"><text:tab/>Massimizzare la percentuale di utilizzo della CPU</text:p>
            <text:p text:style-name="P3"><text:tab/>Massimizzare il throughput(capacità di lavorazione)</text:p>
            <text:p text:style-name="P3"><text:tab/>Minimizzare il sovraccarico del processore</text:p>
            <text:p text:style-name="P3"><text:tab/>Minimizzare il tempo di turnaround (tempo tra la sottomissione di un <text:s text:c="13"/>processo e la sua fine)</text:p>
            <text:p text:style-name="P3"><text:tab/>Minimizzare il tempo di risposta dei processi interattivi</text:p>
            <text:p text:style-name="P3"><text:tab/>Prevenire lo starvation (un processo non viene mai eseguito).</text:p>
            <text:p text:style-name="P3"/>
          </draw:text-box>
        </draw:frame>
        <anim:par presentation:node-type="timing-root">
          <anim:seq presentation:node-type="main-sequence">
            <anim:par smil:begin="0s">
              <anim:par smil:begin="0s">
                <anim:par smil:begin="0s" smil:fill="hold" presentation:node-type="with-previous" presentation:preset-class="entrance" presentation:preset-id="ooo-entrance-expand">
                  <anim:set smil:begin="0s" smil:dur="0.001s" smil:fill="hold" smil:targetElement="id4" smil:attributeName="visibility" smil:to="visible"/>
                  <anim:animate smil:dur="1s" smil:fill="hold" smil:targetElement="id4" smil:attributeName="width" smil:values="width*0.70;width" smil:keyTimes="0;1"/>
                  <anim:animate smil:dur="1s" smil:fill="hold" smil:targetElement="id4" smil:attributeName="height" smil:values="height;height" smil:keyTimes="0;1"/>
                  <anim:transitionFilter smil:dur="1s" smil:targetElement="id4" smil:type="fade" smil:subtype="crossfade"/>
                </anim:par>
              </anim:par>
            </anim:par>
          </anim:seq>
        </anim:par>
        <presentation:notes draw:style-name="dp2">
          <draw:page-thumbnail draw:style-name="gr2"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Square_20_yellow_2f_white" draw:display-name="Square yellow/white" draw:style="square" draw:cx="50%" draw:cy="50%" draw:start-color="#e6ff00" draw:end-color="#ffffff"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gradient" draw:fill-gradient-name="Square_20_yellow_2f_white" draw:fill-image-width="0cm" draw:fill-image-height="0cm"/>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4cm" fo:text-indent="0cm"/>
      <style:text-properties fo:font-size="28pt" style:font-size-asian="28pt" style:font-size-complex="28pt"/>
    </style:style>
    <style:style style:name="Predefinito-outline3" style:family="presentation" style:parent-style-name="Predefinito-outline2">
      <style:paragraph-properties fo:margin-left="0cm" fo:margin-right="0cm" fo:margin-top="0cm" fo:margin-bottom="0.3cm" fo:text-indent="0cm"/>
      <style:text-properties fo:font-size="24pt" style:font-size-asian="24pt" style:font-size-complex="24pt"/>
    </style:style>
    <style:style style:name="Predefinito-outline4" style:family="presentation" style:parent-style-name="Predefinito-outline3">
      <style:paragraph-properties fo:margin-left="0cm" fo:margin-right="0cm" fo:margin-top="0cm" fo:margin-bottom="0.2cm" fo:text-indent="0cm"/>
      <style:text-properties fo:font-size="20pt" style:font-size-asian="20pt" style:font-size-complex="20pt"/>
    </style:style>
    <style:style style:name="Predefinito-outline5" style:family="presentation" style:parent-style-name="Predefinito-outline4">
      <style:paragraph-properties fo:margin-left="0cm" fo:margin-right="0cm" fo:margin-top="0cm" fo:margin-bottom="0.1cm" fo:text-indent="0cm"/>
      <style:text-properties fo:font-size="20pt" style:font-size-asian="20pt" style:font-size-complex="20pt"/>
    </style:style>
    <style:style style:name="Predefinito-outline6" style:family="presentation" style:parent-style-name="Predefinito-outline5">
      <style:paragraph-properties fo:margin-left="0cm" fo:margin-right="0cm" fo:margin-top="0cm" fo:margin-bottom="0.1cm" fo:text-indent="0cm"/>
      <style:text-properties fo:font-size="20pt" style:font-size-asian="20pt" style:font-size-complex="20pt"/>
    </style:style>
    <style:style style:name="Predefinito-outline7" style:family="presentation" style:parent-style-name="Predefinito-outline6">
      <style:paragraph-properties fo:margin-left="0cm" fo:margin-right="0cm" fo:margin-top="0cm" fo:margin-bottom="0.1cm" fo:text-indent="0cm"/>
      <style:text-properties fo:font-size="20pt" style:font-size-asian="20pt" style:font-size-complex="20pt"/>
    </style:style>
    <style:style style:name="Predefinito-outline8" style:family="presentation" style:parent-style-name="Predefinito-outline7">
      <style:paragraph-properties fo:margin-left="0cm" fo:margin-right="0cm" fo:margin-top="0cm" fo:margin-bottom="0.1cm" fo:text-indent="0cm"/>
      <style:text-properties fo:font-size="20pt" style:font-size-asian="20pt" style:font-size-complex="20pt"/>
    </style:style>
    <style:style style:name="Predefinito-outline9" style:family="presentation" style:parent-style-name="Predefinito-outline8">
      <style:paragraph-properties fo:margin-left="0cm" fo:margin-right="0cm" fo:margin-top="0cm" fo:margin-bottom="0.1cm" fo:text-indent="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Square_20_yellow_2f_whit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Gianluca La Manna</meta:initial-creator>
    <meta:creation-date>2011-02-25T17:11:30.65</meta:creation-date>
    <meta:editing-duration>PT34M36S</meta:editing-duration>
    <meta:editing-cycles>7</meta:editing-cycles>
    <dc:date>2011-05-13T17:45:24</dc:date>
    <meta:generator>LibreOffice/3.3$Linux LibreOffice_project/330m19$Build-202</meta:generator>
    <meta:document-statistic meta:object-count="31"/>
  </office:meta>
</office:document-meta>
</file>